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pt" style:country-asian="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6" style:parent-style-name="DefaultParagraphFont" style:family="text">
      <style:text-properties style:font-name="Arial" style:font-name-complex="Arial" fo:language="en" fo:country="US"/>
    </style:style>
    <style:style style:name="T7" style:parent-style-name="DefaultParagraphFont" style:family="text">
      <style:text-properties style:font-name="Arial" style:font-name-complex="Arial" fo:language="en" fo:country="US"/>
    </style:style>
    <style:style style:name="T8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9" style:parent-style-name="DefaultParagraphFont" style:family="text">
      <style:text-properties style:font-name="Arial" style:font-name-complex="Arial" fo:language="en" fo:country="US"/>
    </style:style>
    <style:style style:name="P10" style:parent-style-name="Normal" style:family="paragraph">
      <style:text-properties style:font-name="Arial" style:font-name-complex="Arial" fo:language="en" fo:country="US"/>
    </style:style>
    <style:style style:name="P11" style:parent-style-name="ListParagraph" style:list-style-name="LFO1" style:family="paragraph">
      <style:text-properties style:font-name="Arial" style:font-name-complex="Arial" fo:language="en" fo:country="US"/>
    </style:style>
    <style:style style:name="P12" style:parent-style-name="ListParagraph" style:list-style-name="LFO1" style:family="paragraph">
      <style:text-properties style:font-name="Arial" style:font-name-complex="Arial" fo:language="en" fo:country="US"/>
    </style:style>
    <style:style style:name="P13" style:parent-style-name="ListParagraph" style:list-style-name="LFO1" style:family="paragraph">
      <style:text-properties style:font-name="Arial" style:font-name-complex="Arial" fo:language="en" fo:country="US"/>
    </style:style>
    <style:style style:name="P14" style:parent-style-name="ListParagraph" style:list-style-name="LFO1" style:family="paragraph">
      <style:text-properties style:font-name="Arial" style:font-name-complex="Arial" fo:language="en" fo:country="US"/>
    </style:style>
    <style:style style:name="P15" style:parent-style-name="ListParagraph" style:list-style-name="LFO1" style:family="paragraph">
      <style:text-properties style:font-name="Arial" style:font-name-complex="Arial" fo:language="en" fo:country="US"/>
    </style:style>
    <style:style style:name="P16" style:parent-style-name="ListParagraph" style:list-style-name="LFO1" style:family="paragraph">
      <style:text-properties style:font-name="Arial" style:font-name-complex="Arial" fo:language="en" fo:country="US"/>
    </style:style>
    <style:style style:name="P17" style:parent-style-name="ListParagraph" style:list-style-name="LFO1" style:family="paragraph">
      <style:text-properties style:font-name="Arial" style:font-name-complex="Arial" fo:language="en" fo:country="US"/>
    </style:style>
    <style:style style:name="P18" style:parent-style-name="ListParagraph" style:list-style-name="LFO1" style:family="paragraph">
      <style:text-properties style:font-name="Arial" style:font-name-complex="Arial" fo:language="en" fo:country="US"/>
    </style:style>
    <style:style style:name="P19" style:parent-style-name="ListParagraph" style:list-style-name="LFO1" style:family="paragraph">
      <style:text-properties style:font-name="Arial" style:font-name-complex="Arial" fo:language="en" fo:country="US"/>
    </style:style>
    <style:style style:name="P20" style:parent-style-name="ListParagraph" style:list-style-name="LFO1" style:family="paragraph">
      <style:text-properties style:font-name="Arial" style:font-name-complex="Arial" fo:language="en" fo:country="US"/>
    </style:style>
    <style:style style:name="P21" style:parent-style-name="ListParagraph" style:list-style-name="LFO1" style:family="paragraph">
      <style:text-properties style:font-name="Arial" style:font-name-complex="Arial" fo:language="en" fo:country="US"/>
    </style:style>
    <style:style style:name="P22" style:parent-style-name="ListParagraph" style:list-style-name="LFO1" style:family="paragraph">
      <style:text-properties style:font-name="Arial" style:font-name-complex="Arial" fo:language="en" fo:country="US"/>
    </style:style>
    <style:style style:name="P23" style:parent-style-name="ListParagraph" style:list-style-name="LFO1" style:family="paragraph">
      <style:text-properties style:font-name="Arial" style:font-name-complex="Arial"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P25" style:parent-style-name="ListParagraph" style:list-style-name="LFO1" style:family="paragraph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ListParagraph" style:list-style-name="LFO1" style:family="paragraph">
      <style:text-properties fo:language="en" fo:country="US"/>
    </style:style>
    <style:style style:name="P28" style:parent-style-name="ListParagraph" style:list-style-name="LFO1" style:family="paragraph">
      <style:text-properties fo:language="en" fo:country="US"/>
    </style:style>
    <style:style style:name="P29" style:parent-style-name="ListParagraph" style:list-style-name="LFO1" style:family="paragraph">
      <style:text-properties fo:language="en" fo:country="US"/>
    </style:style>
    <style:style style:name="P30" style:parent-style-name="ListParagraph" style:list-style-name="LFO1" style:family="paragraph">
      <style:text-properties fo:language="en" fo:country="US"/>
    </style:style>
    <style:style style:name="T31" style:parent-style-name="DefaultParagraphFont" style:family="text">
      <style:text-properties style:language-asian="pt" style:country-asian="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34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35" style:parent-style-name="DefaultParagraphFont" style:family="text">
      <style:text-properties style:language-asian="pt" style:country-asian="PT"/>
    </style:style>
    <style:style style:name="P36" style:parent-style-name="Normal" style:family="paragraph">
      <style:text-properties fo:language="en" fo:country="US"/>
    </style:style>
    <style:style style:name="T37" style:parent-style-name="DefaultParagraphFont" style:family="text">
      <style:text-properties style:language-asian="pt" style:country-asian="PT"/>
    </style:style>
    <style:style style:name="P38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4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T42" style:parent-style-name="DefaultParagraphFont" style:family="text">
      <style:text-properties style:language-asian="pt" style:country-asian="PT"/>
    </style:style>
    <style:style style:name="P43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4" style:parent-style-name="DefaultParagraphFont" style:family="text">
      <style:text-properties style:language-asian="pt" style:country-asian="PT"/>
    </style:style>
    <style:style style:name="P45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6" style:parent-style-name="DefaultParagraphFont" style:family="text">
      <style:text-properties style:language-asian="pt" style:country-asian="PT"/>
    </style:style>
    <style:style style:name="P47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8" style:parent-style-name="DefaultParagraphFont" style:family="text">
      <style:text-properties style:language-asian="pt" style:country-asian="PT"/>
    </style:style>
    <style:style style:name="P49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0" style:parent-style-name="DefaultParagraphFont" style:family="text">
      <style:text-properties style:language-asian="pt" style:country-asian="PT"/>
    </style:style>
    <style:style style:name="P51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2" style:parent-style-name="DefaultParagraphFont" style:family="text">
      <style:text-properties style:language-asian="pt" style:country-asian="PT"/>
    </style:style>
    <style:style style:name="P53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4" style:parent-style-name="DefaultParagraphFont" style:family="text">
      <style:text-properties style:language-asian="pt" style:country-asian="PT"/>
    </style:style>
    <style:style style:name="P55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6" style:parent-style-name="DefaultParagraphFont" style:family="text">
      <style:text-properties style:language-asian="pt" style:country-asian="PT"/>
    </style:style>
    <style:style style:name="P57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8" style:parent-style-name="DefaultParagraphFont" style:family="text">
      <style:text-properties style:language-asian="pt" style:country-asian="PT"/>
    </style:style>
    <style:style style:name="P59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0" style:parent-style-name="DefaultParagraphFont" style:family="text">
      <style:text-properties style:language-asian="pt" style:country-asian="PT"/>
    </style:style>
    <style:style style:name="P61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2" style:parent-style-name="DefaultParagraphFont" style:family="text">
      <style:text-properties style:language-asian="pt" style:country-asian="PT"/>
    </style:style>
    <style:style style:name="P63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4" style:parent-style-name="DefaultParagraphFont" style:family="text">
      <style:text-properties style:language-asian="pt" style:country-asian="PT"/>
    </style:style>
    <style:style style:name="P65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6" style:parent-style-name="DefaultParagraphFont" style:family="text">
      <style:text-properties style:language-asian="pt" style:country-asian="PT"/>
    </style:style>
    <style:style style:name="P67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8" style:parent-style-name="DefaultParagraphFont" style:family="text">
      <style:text-properties style:language-asian="pt" style:country-asian="PT"/>
    </style:style>
    <style:style style:name="P69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0" style:parent-style-name="DefaultParagraphFont" style:family="text">
      <style:text-properties style:language-asian="pt" style:country-asian="PT"/>
    </style:style>
    <style:style style:name="P71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2" style:parent-style-name="DefaultParagraphFont" style:family="text">
      <style:text-properties style:language-asian="pt" style:country-asian="PT"/>
    </style:style>
    <style:style style:name="P73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4" style:parent-style-name="DefaultParagraphFont" style:family="text">
      <style:text-properties style:language-asian="pt" style:country-asian="PT"/>
    </style:style>
    <style:style style:name="P75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6" style:parent-style-name="DefaultParagraphFont" style:family="text">
      <style:text-properties style:language-asian="pt" style:country-asian="PT"/>
    </style:style>
    <style:style style:name="P77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8" style:parent-style-name="DefaultParagraphFont" style:family="text">
      <style:text-properties style:language-asian="pt" style:country-asian="PT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language-asian="pt" style:country-asian="PT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style:language-asian="pt" style:country-asian="PT"/>
    </style:style>
    <style:style style:name="P83" style:parent-style-name="Normal" style:family="paragraph">
      <style:paragraph-properties fo:text-align="center"/>
    </style:style>
    <style:style style:name="T84" style:parent-style-name="DefaultParagraphFont" style:family="text">
      <style:text-properties style:language-asian="pt" style:country-asian="PT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style:language-asian="pt" style:country-asian="PT"/>
    </style:style>
    <style:style style:name="P87" style:parent-style-name="Normal" style:family="paragraph">
      <style:paragraph-properties fo:text-align="center"/>
    </style:style>
    <style:style style:name="T88" style:parent-style-name="DefaultParagraphFont" style:family="text">
      <style:text-properties style:language-asian="pt" style:country-asian="PT"/>
    </style:style>
    <style:style style:name="P89" style:parent-style-name="Normal" style:family="paragraph">
      <style:paragraph-properties fo:text-align="center"/>
    </style:style>
    <style:style style:name="T90" style:parent-style-name="DefaultParagraphFont" style:family="text">
      <style:text-properties style:language-asian="pt" style:country-asian="PT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style:language-asian="pt" style:country-asian="PT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style:language-asian="pt" style:country-asian="PT"/>
    </style:style>
    <style:style style:name="P95" style:parent-style-name="Normal" style:family="paragraph">
      <style:paragraph-properties fo:text-align="center"/>
    </style:style>
    <style:style style:name="T96" style:parent-style-name="DefaultParagraphFont" style:family="text">
      <style:text-properties style:language-asian="pt" style:country-asian="PT"/>
    </style:style>
    <style:style style:name="P97" style:parent-style-name="Normal" style:family="paragraph">
      <style:paragraph-properties fo:text-align="center"/>
    </style:style>
    <style:style style:name="T98" style:parent-style-name="DefaultParagraphFont" style:family="text">
      <style:text-properties style:language-asian="pt" style:country-asian="PT"/>
    </style:style>
    <style:style style:name="P99" style:parent-style-name="Normal" style:family="paragraph">
      <style:paragraph-properties fo:text-align="center"/>
    </style:style>
    <style:style style:name="T100" style:parent-style-name="DefaultParagraphFont" style:family="text">
      <style:text-properties style:language-asian="pt" style:country-asian="PT"/>
    </style:style>
    <style:style style:name="P101" style:parent-style-name="Normal" style:family="paragraph">
      <style:paragraph-properties fo:text-align="center"/>
    </style:style>
    <style:style style:name="T102" style:parent-style-name="DefaultParagraphFont" style:family="text">
      <style:text-properties style:language-asian="pt" style:country-asian="PT"/>
    </style:style>
    <style:style style:name="P103" style:parent-style-name="Normal" style:family="paragraph">
      <style:paragraph-properties fo:text-align="center"/>
    </style:style>
    <style:style style:name="T104" style:parent-style-name="DefaultParagraphFont" style:family="text">
      <style:text-properties style:language-asian="pt" style:country-asian="PT"/>
    </style:style>
    <style:style style:name="P105" style:parent-style-name="Normal" style:family="paragraph">
      <style:paragraph-properties fo:text-align="center"/>
    </style:style>
    <style:style style:name="T106" style:parent-style-name="DefaultParagraphFont" style:family="text">
      <style:text-properties style:language-asian="pt" style:country-asian="PT"/>
    </style:style>
    <style:style style:name="P107" style:parent-style-name="Normal" style:family="paragraph">
      <style:paragraph-properties fo:text-align="center"/>
    </style:style>
    <style:style style:name="T108" style:parent-style-name="DefaultParagraphFont" style:family="text">
      <style:text-properties style:language-asian="pt" style:country-asian="PT"/>
    </style:style>
    <style:style style:name="P109" style:parent-style-name="Normal" style:family="paragraph">
      <style:paragraph-properties fo:text-align="center"/>
    </style:style>
    <style:style style:name="T110" style:parent-style-name="DefaultParagraphFont" style:family="text">
      <style:text-properties style:language-asian="pt" style:country-asian="PT"/>
    </style:style>
    <style:style style:name="P111" style:parent-style-name="Normal" style:family="paragraph">
      <style:paragraph-properties fo:text-align="center"/>
    </style:style>
    <style:style style:name="T112" style:parent-style-name="DefaultParagraphFont" style:family="text">
      <style:text-properties style:language-asian="pt" style:country-asian="PT"/>
    </style:style>
    <style:style style:name="P113" style:parent-style-name="Normal" style:family="paragraph">
      <style:paragraph-properties fo:text-align="center"/>
    </style:style>
    <style:style style:name="T114" style:parent-style-name="DefaultParagraphFont" style:family="text">
      <style:text-properties style:language-asian="pt" style:country-asian="PT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paragraph-properties fo:margin-left="0.4916in" fo:text-indent="0.4916in">
        <style:tab-stops/>
      </style:paragraph-properties>
    </style:style>
    <style:style style:name="T117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8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9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0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1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2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3" style:parent-style-name="DefaultParagraphFont" style:family="text">
      <style:text-properties style:font-name="Arial" style:font-name-complex="Arial" fo:font-size="14pt" style:font-size-asian="14pt" style:font-size-complex="14pt" fo:language="en" fo:country="US"/>
    </style:style>
    <style:style style:name="P124" style:parent-style-name="Normal" style:family="paragraph">
      <style:paragraph-properties fo:break-before="page"/>
    </style:style>
    <style:style style:name="T125" style:parent-style-name="DefaultParagraphFont" style:family="text">
      <style:text-properties style:language-asian="pt" style:country-asian="PT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134" style:parent-style-name="DefaultParagraphFont" style:family="text">
      <style:text-properties style:language-asian="pt" style:country-asian="PT"/>
    </style:style>
    <style:style style:name="P13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36" style:parent-style-name="DefaultParagraphFont" style:family="text">
      <style:text-properties style:language-asian="pt" style:country-asian="PT"/>
    </style:style>
    <style:style style:name="T137" style:parent-style-name="DefaultParagraphFont" style:family="text">
      <style:text-properties style:language-asian="pt" style:country-asian="PT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paragraph-properties fo:break-before="page"/>
    </style:style>
    <style:style style:name="T140" style:parent-style-name="DefaultParagraphFont" style:family="text">
      <style:text-properties style:language-asian="pt" style:country-asian="PT"/>
    </style:style>
    <style:style style:name="P14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2" style:parent-style-name="DefaultParagraphFont" style:family="text">
      <style:text-properties style:language-asian="pt" style:country-asian="PT"/>
    </style:style>
    <style:style style:name="T143" style:parent-style-name="DefaultParagraphFont" style:family="text">
      <style:text-properties style:language-asian="pt" style:country-asian="PT"/>
    </style:style>
    <style:style style:name="T144" style:parent-style-name="DefaultParagraphFont" style:family="text">
      <style:text-properties style:language-asian="pt" style:country-asian="PT"/>
    </style:style>
    <style:style style:name="P14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6" style:parent-style-name="DefaultParagraphFont" style:family="text">
      <style:text-properties style:language-asian="pt" style:country-asian="PT"/>
    </style:style>
    <style:style style:name="P147" style:parent-style-name="Normal" style:family="paragraph">
      <style:text-properties fo:language="en" fo:country="US"/>
    </style:style>
    <style:style style:name="T148" style:parent-style-name="DefaultParagraphFont" style:family="text">
      <style:text-properties style:language-asian="pt" style:country-asian="PT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157" style:parent-style-name="Normal" style:family="paragraph">
      <style:paragraph-properties fo:break-before="page"/>
    </style:style>
    <style:style style:name="T158" style:parent-style-name="DefaultParagraphFont" style:family="text">
      <style:text-properties style:language-asian="pt" style:country-asian="PT"/>
    </style:style>
    <style:style style:name="T159" style:parent-style-name="DefaultParagraphFont" style:family="text">
      <style:text-properties style:language-asian="pt" style:country-asian="PT"/>
    </style:style>
    <style:style style:name="P16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61" style:parent-style-name="DefaultParagraphFont" style:family="text">
      <style:text-properties style:language-asian="pt" style:country-asian="PT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frame draw:z-index="251668480" draw:id="id0" draw:style-name="a0" draw:name="Text Box 6" text:anchor-type="paragraph" svg:x="3.38772in" svg:y="-0.69092in" svg:width="3.29306in" svg:height="5.30903in" style:rel-width="scale" style:rel-height="scale"><draw:text-box><text:p text:style-name="P4"><text:span text:style-name="T5">Version</text:span><text:span text:style-name="T6">: X.X</text:span><text:span text:style-name="T7"><text:s/></text:span><text:span text:style-name="T8">Date</text:span><text:span text:style-name="T9">: DD-MM-YYYY</text:span></text:p><text:p text:style-name="P10">List of changes:</text:p><text:list text:style-name="LFO1" text:continue-numbering="true"><text:list-item><text:p text:style-name="P11">Change 1</text:p></text:list-item><text:list-item><text:p text:style-name="P12">Change 2</text:p></text:list-item><text:list-item><text:p text:style-name="P13">Change 3</text:p></text:list-item><text:list-item><text:p text:style-name="P14">Change 4</text:p></text:list-item><text:list-item><text:p text:style-name="P15">Change 5</text:p></text:list-item><text:list-item><text:p text:style-name="P16">Change 6</text:p></text:list-item><text:list-item><text:p text:style-name="P17">Change 7</text:p></text:list-item><text:list-item><text:p text:style-name="P18">Change 8</text:p></text:list-item><text:list-item><text:p text:style-name="P19">Change 9</text:p></text:list-item><text:list-item><text:p text:style-name="P20">Change 10</text:p></text:list-item><text:list-item><text:p text:style-name="P21">Change 11</text:p></text:list-item><text:list-item><text:p text:style-name="P22">Change 12</text:p></text:list-item><text:list-item><text:p text:style-name="P23">Change 13</text:p></text:list-item><text:list-item><text:p text:style-name="P24">Change 14</text:p></text:list-item><text:list-item><text:p text:style-name="P25">Change 15</text:p></text:list-item><text:list-item><text:p text:style-name="P26">Change 16</text:p></text:list-item><text:list-item><text:p text:style-name="P27">Change 17</text:p></text:list-item><text:list-item><text:p text:style-name="P28">Change 18</text:p></text:list-item><text:list-item><text:p text:style-name="P29">Change 19</text:p></text:list-item><text:list-item><text:p text:style-name="P30">Change 20</text:p></text:list-item></text:list></draw:text-box><svg:title/><svg:desc/></draw:frame></text:span><text:span text:style-name="T31"><draw:frame draw:z-index="251666432" draw:id="id1" draw:style-name="a1" draw:name="Text Box 2" text:anchor-type="paragraph" svg:x="-0.80194in" svg:y="-0.69092in" svg:width="3.79306in" svg:height="3.12014in" style:rel-width="scale" style:rel-height="scale"><draw:text-box><text:p text:style-name="Normal"/><text:p text:style-name="Normal"/><text:p text:style-name="P32"/><text:p text:style-name="P33">3D DIAGRAM OF FINAL</text:p><text:p text:style-name="P34">ASSEMBLED TECHNOLOGY</text:p></draw:text-box><svg:title/><svg:desc/></draw:frame></text:span><text:span text:style-name="T35"><draw:frame draw:z-index="251659264" draw:id="id2" draw:style-name="a2" draw:name="Text Box 2" text:anchor-type="paragraph" svg:x="-0.99159in" svg:y="-0.8461in" svg:width="7.86181in" svg:height="5.56806in" style:rel-width="scale" style:rel-height="scale"><draw:text-box><text:p text:style-name="P36"/></draw:text-box><svg:title/><svg:desc/></draw:frame></text:span></text:p>
      <text:p text:style-name="Normal"><text:span text:style-name="T37"><draw:frame draw:z-index="251667456" draw:id="id3" draw:style-name="a3" draw:name="Text Box 5" text:anchor-type="paragraph" svg:x="-0.55625in" svg:y="3.02708in" svg:width="3.29306in" svg:height="0.84375in" style:rel-width="scale" style:rel-height="scale"><draw:text-box><text:p text:style-name="P38">Name of the Technology</text:p><text:p text:style-name="P39">Author/username</text:p><text:p text:style-name="P40"/><text:p text:style-name="P41"/></draw:text-box><svg:title/><svg:desc/></draw:frame></text:span><text:span text:style-name="T42"><draw:frame draw:z-index="251673600" draw:id="id4" draw:style-name="a4" draw:name="Text Box 10" text:anchor-type="paragraph" svg:x="-0.81944in" svg:y="6.825in" svg:width="0.65417in" svg:height="0.5in" style:rel-width="scale" style:rel-height="scale"><draw:text-box><text:p text:style-name="P43">Image of component</text:p><text:p text:style-name="Normal"/></draw:text-box><svg:title/><svg:desc/></draw:frame></text:span><text:span text:style-name="T44"><draw:frame draw:z-index="251671552" draw:id="id5" draw:style-name="a5" draw:name="Text Box 9" text:anchor-type="paragraph" svg:x="-0.81875in" svg:y="6.15417in" svg:width="0.65417in" svg:height="0.5in" style:rel-width="scale" style:rel-height="scale"><draw:text-box><text:p text:style-name="P45">Image of component</text:p><text:p text:style-name="Normal"/></draw:text-box><svg:title/><svg:desc/></draw:frame></text:span><text:span text:style-name="T46"><draw:frame draw:z-index="251669504" draw:id="id6" draw:style-name="a6" draw:name="Text Box 8" text:anchor-type="paragraph" svg:x="-0.81319in" svg:y="5.49306in" svg:width="0.65417in" svg:height="0.5in" style:rel-width="scale" style:rel-height="scale"><draw:text-box><text:p text:style-name="P47">Image of component</text:p></draw:text-box><svg:title/><svg:desc/></draw:frame></text:span><text:span text:style-name="T48"><draw:frame draw:z-index="251675648" draw:id="id7" draw:style-name="a7" draw:name="Text Box 13" text:anchor-type="paragraph" svg:x="-0.82083in" svg:y="7.50903in" svg:width="0.65417in" svg:height="0.5in" style:rel-width="scale" style:rel-height="scale"><draw:text-box><text:p text:style-name="P49">Image of component</text:p><text:p text:style-name="Normal"/></draw:text-box><svg:title/><svg:desc/></draw:frame></text:span><text:span text:style-name="T50"><draw:frame draw:z-index="251677696" draw:id="id8" draw:style-name="a8" draw:name="Text Box 14" text:anchor-type="paragraph" svg:x="-0.82083in" svg:y="8.20625in" svg:width="0.65417in" svg:height="0.5in" style:rel-width="scale" style:rel-height="scale"><draw:text-box><text:p text:style-name="P51">Image of component</text:p><text:p text:style-name="Normal"/></draw:text-box><svg:title/><svg:desc/></draw:frame></text:span><text:span text:style-name="T52"><draw:frame draw:z-index="251679744" draw:id="id9" draw:style-name="a9" draw:name="Text Box 15" text:anchor-type="paragraph" svg:x="-0.82083in" svg:y="8.90417in" svg:width="0.65417in" svg:height="0.5in" style:rel-width="scale" style:rel-height="scale"><draw:text-box><text:p text:style-name="P53">Image of component</text:p><text:p text:style-name="Normal"/></draw:text-box><svg:title/><svg:desc/></draw:frame></text:span><text:span text:style-name="T54"><draw:frame draw:z-index="251681792" draw:id="id10" draw:style-name="a10" draw:name="Text Box 16" text:anchor-type="paragraph" svg:x="1.86458in" svg:y="5.48472in" svg:width="0.65417in" svg:height="0.5in" style:rel-width="scale" style:rel-height="scale"><draw:text-box><text:p text:style-name="P55">Image of component</text:p><text:p text:style-name="Normal"/></draw:text-box><svg:title/><svg:desc/></draw:frame></text:span><text:span text:style-name="T56"><draw:frame draw:z-index="251682816" draw:id="id11" draw:style-name="a11" draw:name="Text Box 17" text:anchor-type="paragraph" svg:x="1.85903in" svg:y="6.14583in" svg:width="0.65417in" svg:height="0.5in" style:rel-width="scale" style:rel-height="scale"><draw:text-box><text:p text:style-name="P57">Image of component</text:p><text:p text:style-name="Normal"/></draw:text-box><svg:title/><svg:desc/></draw:frame></text:span><text:span text:style-name="T58"><draw:frame draw:z-index="251683840" draw:id="id12" draw:style-name="a12" draw:name="Text Box 18" text:anchor-type="paragraph" svg:x="1.85833in" svg:y="6.81667in" svg:width="0.65417in" svg:height="0.5in" style:rel-width="scale" style:rel-height="scale"><draw:text-box><text:p text:style-name="P59">Image of component</text:p><text:p text:style-name="Normal"/></draw:text-box><svg:title/><svg:desc/></draw:frame></text:span><text:span text:style-name="T60"><draw:frame draw:z-index="251684864" draw:id="id13" draw:style-name="a13" draw:name="Text Box 19" text:anchor-type="paragraph" svg:x="1.85694in" svg:y="7.50069in" svg:width="0.65417in" svg:height="0.5in" style:rel-width="scale" style:rel-height="scale"><draw:text-box><text:p text:style-name="P61">Image of component</text:p><text:p text:style-name="Normal"/></draw:text-box><svg:title/><svg:desc/></draw:frame></text:span><text:span text:style-name="T62"><draw:frame draw:z-index="251685888" draw:id="id14" draw:style-name="a14" draw:name="Text Box 20" text:anchor-type="paragraph" svg:x="1.85694in" svg:y="8.19792in" svg:width="0.65417in" svg:height="0.5in" style:rel-width="scale" style:rel-height="scale"><draw:text-box><text:p text:style-name="P63">Image of component</text:p><text:p text:style-name="Normal"/></draw:text-box><svg:title/><svg:desc/></draw:frame></text:span><text:span text:style-name="T64"><draw:frame draw:z-index="251686912" draw:id="id15" draw:style-name="a15" draw:name="Text Box 21" text:anchor-type="paragraph" svg:x="1.85694in" svg:y="8.89583in" svg:width="0.65417in" svg:height="0.5in" style:rel-width="scale" style:rel-height="scale"><draw:text-box><text:p text:style-name="P65">Image of component</text:p><text:p text:style-name="Normal"/></draw:text-box><svg:title/><svg:desc/></draw:frame></text:span><text:span text:style-name="T66"><draw:frame draw:z-index="251688960" draw:id="id16" draw:style-name="a16" draw:name="Text Box 22" text:anchor-type="paragraph" svg:x="4.43472in" svg:y="5.48472in" svg:width="0.65417in" svg:height="0.5in" style:rel-width="scale" style:rel-height="scale"><draw:text-box><text:p text:style-name="P67">Image of component</text:p><text:p text:style-name="Normal"/></draw:text-box><svg:title/><svg:desc/></draw:frame></text:span><text:span text:style-name="T68"><draw:frame draw:z-index="251689984" draw:id="id17" draw:style-name="a17" draw:name="Text Box 23" text:anchor-type="paragraph" svg:x="4.42917in" svg:y="6.14583in" svg:width="0.65417in" svg:height="0.5in" style:rel-width="scale" style:rel-height="scale"><draw:text-box><text:p text:style-name="P69">Image of component</text:p><text:p text:style-name="Normal"/></draw:text-box><svg:title/><svg:desc/></draw:frame></text:span><text:span text:style-name="T70"><draw:frame draw:z-index="251691008" draw:id="id18" draw:style-name="a18" draw:name="Text Box 24" text:anchor-type="paragraph" svg:x="4.42847in" svg:y="6.81667in" svg:width="0.65417in" svg:height="0.5in" style:rel-width="scale" style:rel-height="scale"><draw:text-box><text:p text:style-name="P71">Image of component</text:p><text:p text:style-name="Normal"/></draw:text-box><svg:title/><svg:desc/></draw:frame></text:span><text:span text:style-name="T72"><draw:frame draw:z-index="251692032" draw:id="id19" draw:style-name="a19" draw:name="Text Box 25" text:anchor-type="paragraph" svg:x="4.42708in" svg:y="7.50069in" svg:width="0.65417in" svg:height="0.5in" style:rel-width="scale" style:rel-height="scale"><draw:text-box><text:p text:style-name="P73">Image of component</text:p><text:p text:style-name="Normal"/></draw:text-box><svg:title/><svg:desc/></draw:frame></text:span><text:span text:style-name="T74"><draw:frame draw:z-index="251693056" draw:id="id20" draw:style-name="a20" draw:name="Text Box 26" text:anchor-type="paragraph" svg:x="4.42708in" svg:y="8.19792in" svg:width="0.65417in" svg:height="0.5in" style:rel-width="scale" style:rel-height="scale"><draw:text-box><text:p text:style-name="P75">Image of component</text:p><text:p text:style-name="Normal"/></draw:text-box><svg:title/><svg:desc/></draw:frame></text:span><text:span text:style-name="T76"><draw:frame draw:z-index="251694080" draw:id="id21" draw:style-name="a21" draw:name="Text Box 27" text:anchor-type="paragraph" svg:x="4.42708in" svg:y="8.89583in" svg:width="0.65417in" svg:height="0.5in" style:rel-width="scale" style:rel-height="scale"><draw:text-box><text:p text:style-name="P77">Image of component</text:p><text:p text:style-name="Normal"/></draw:text-box><svg:title/><svg:desc/></draw:frame></text:span><text:span text:style-name="T78"><draw:frame draw:z-index="251695104" draw:id="id22" draw:style-name="a22" draw:name="Text Box 28" text:anchor-type="paragraph" svg:x="-0.01806in" svg:y="5.4875in" svg:width="1.69653in" svg:height="0.5in" style:rel-width="scale" style:rel-height="scale"><draw:text-box><text:p text:style-name="P79">Name, amount</text:p></draw:text-box><svg:title/><svg:desc/></draw:frame></text:span><text:span text:style-name="T80"><draw:frame draw:z-index="251697152" draw:id="id23" draw:style-name="a23" draw:name="Text Box 29" text:anchor-type="paragraph" svg:x="-0.01389in" svg:y="6.15417in" svg:width="1.69653in" svg:height="0.5in" style:rel-width="scale" style:rel-height="scale"><draw:text-box><text:p text:style-name="P81">Name, amount</text:p></draw:text-box><svg:title/><svg:desc/></draw:frame></text:span><text:span text:style-name="T82"><draw:frame draw:z-index="251699200" draw:id="id24" draw:style-name="a24" draw:name="Text Box 30" text:anchor-type="paragraph" svg:x="-0.01389in" svg:y="6.82847in" svg:width="1.69653in" svg:height="0.5in" style:rel-width="scale" style:rel-height="scale"><draw:text-box><text:p text:style-name="P83">Name, amount</text:p></draw:text-box><svg:title/><svg:desc/></draw:frame></text:span><text:span text:style-name="T84"><draw:frame draw:z-index="251701248" draw:id="id25" draw:style-name="a25" draw:name="Text Box 31" text:anchor-type="paragraph" svg:x="-0.01389in" svg:y="7.52569in" svg:width="1.69653in" svg:height="0.5in" style:rel-width="scale" style:rel-height="scale"><draw:text-box><text:p text:style-name="P85">Name, amount</text:p></draw:text-box><svg:title/><svg:desc/></draw:frame></text:span><text:span text:style-name="T86"><draw:frame draw:z-index="251703296" draw:id="id26" draw:style-name="a26" draw:name="Text Box 32" text:anchor-type="paragraph" svg:x="-0.01389in" svg:y="8.2in" svg:width="1.69653in" svg:height="0.5in" style:rel-width="scale" style:rel-height="scale"><draw:text-box><text:p text:style-name="P87">Name, amount</text:p></draw:text-box><svg:title/><svg:desc/></draw:frame></text:span><text:span text:style-name="T88"><draw:frame draw:z-index="251705344" draw:id="id27" draw:style-name="a27" draw:name="Text Box 33" text:anchor-type="paragraph" svg:x="-0.01389in" svg:y="8.89792in" svg:width="1.69653in" svg:height="0.5in" style:rel-width="scale" style:rel-height="scale"><draw:text-box><text:p text:style-name="P89">Name, amount</text:p></draw:text-box><svg:title/><svg:desc/></draw:frame></text:span><text:span text:style-name="T90"><draw:frame draw:z-index="251707392" draw:id="id28" draw:style-name="a28" draw:name="Text Box 34" text:anchor-type="paragraph" svg:x="2.63681in" svg:y="5.49097in" svg:width="1.69653in" svg:height="0.5in" style:rel-width="scale" style:rel-height="scale"><draw:text-box><text:p text:style-name="P91">Name, amount</text:p></draw:text-box><svg:title/><svg:desc/></draw:frame></text:span><text:span text:style-name="T92"><draw:frame draw:z-index="251709440" draw:id="id29" draw:style-name="a29" draw:name="Text Box 35" text:anchor-type="paragraph" svg:x="2.63681in" svg:y="6.15417in" svg:width="1.69653in" svg:height="0.5in" style:rel-width="scale" style:rel-height="scale"><draw:text-box><text:p text:style-name="P93">Name, amount</text:p></draw:text-box><svg:title/><svg:desc/></draw:frame></text:span><text:span text:style-name="T94"><draw:frame draw:z-index="251711488" draw:id="id30" draw:style-name="a30" draw:name="Text Box 36" text:anchor-type="paragraph" svg:x="2.63681in" svg:y="6.81667in" svg:width="1.69653in" svg:height="0.5in" style:rel-width="scale" style:rel-height="scale"><draw:text-box><text:p text:style-name="P95">Name, amount</text:p></draw:text-box><svg:title/><svg:desc/></draw:frame></text:span><text:span text:style-name="T96"><draw:frame draw:z-index="251713536" draw:id="id31" draw:style-name="a31" draw:name="Text Box 37" text:anchor-type="paragraph" svg:x="2.63681in" svg:y="7.50278in" svg:width="1.69653in" svg:height="0.5in" style:rel-width="scale" style:rel-height="scale"><draw:text-box><text:p text:style-name="P97">Name, amount</text:p></draw:text-box><svg:title/><svg:desc/></draw:frame></text:span><text:span text:style-name="T98"><draw:frame draw:z-index="251715584" draw:id="id32" draw:style-name="a32" draw:name="Text Box 38" text:anchor-type="paragraph" svg:x="2.63681in" svg:y="8.18889in" svg:width="1.69653in" svg:height="0.5in" style:rel-width="scale" style:rel-height="scale"><draw:text-box><text:p text:style-name="P99">Name, amount</text:p></draw:text-box><svg:title/><svg:desc/></draw:frame></text:span><text:span text:style-name="T100"><draw:frame draw:z-index="251717632" draw:id="id33" draw:style-name="a33" draw:name="Text Box 39" text:anchor-type="paragraph" svg:x="2.63681in" svg:y="8.89722in" svg:width="1.69653in" svg:height="0.5in" style:rel-width="scale" style:rel-height="scale"><draw:text-box><text:p text:style-name="P101">Name, amount</text:p></draw:text-box><svg:title/><svg:desc/></draw:frame></text:span><text:span text:style-name="T102"><draw:frame draw:z-index="251719680" draw:id="id34" draw:style-name="a34" draw:name="Text Box 40" text:anchor-type="paragraph" svg:x="5.16181in" svg:y="5.49097in" svg:width="1.69653in" svg:height="0.5in" style:rel-width="scale" style:rel-height="scale"><draw:text-box><text:p text:style-name="P103">Name, amount</text:p></draw:text-box><svg:title/><svg:desc/></draw:frame></text:span><text:span text:style-name="T104"><draw:frame draw:z-index="251721728" draw:id="id35" draw:style-name="a35" draw:name="Text Box 41" text:anchor-type="paragraph" svg:x="5.17153in" svg:y="6.15417in" svg:width="1.69653in" svg:height="0.5in" style:rel-width="scale" style:rel-height="scale"><draw:text-box><text:p text:style-name="P105">Name, amount</text:p></draw:text-box><svg:title/><svg:desc/></draw:frame></text:span><text:span text:style-name="T106"><draw:frame draw:z-index="251723776" draw:id="id36" draw:style-name="a36" draw:name="Text Box 42" text:anchor-type="paragraph" svg:x="5.16181in" svg:y="6.81667in" svg:width="1.69653in" svg:height="0.5in" style:rel-width="scale" style:rel-height="scale"><draw:text-box><text:p text:style-name="P107">Name, amount</text:p></draw:text-box><svg:title/><svg:desc/></draw:frame></text:span><text:span text:style-name="T108"><draw:frame draw:z-index="251725824" draw:id="id37" draw:style-name="a37" draw:name="Text Box 43" text:anchor-type="paragraph" svg:x="5.17153in" svg:y="7.50278in" svg:width="1.69653in" svg:height="0.5in" style:rel-width="scale" style:rel-height="scale"><draw:text-box><text:p text:style-name="P109">Name, amount</text:p></draw:text-box><svg:title/><svg:desc/></draw:frame></text:span><text:span text:style-name="T110"><draw:frame draw:z-index="251727872" draw:id="id38" draw:style-name="a38" draw:name="Text Box 44" text:anchor-type="paragraph" svg:x="5.16181in" svg:y="8.2in" svg:width="1.69653in" svg:height="0.5in" style:rel-width="scale" style:rel-height="scale"><draw:text-box><text:p text:style-name="P111">Name, amount</text:p></draw:text-box><svg:title/><svg:desc/></draw:frame></text:span><text:span text:style-name="T112"><draw:frame draw:z-index="251729920" draw:id="id39" draw:style-name="a39" draw:name="Text Box 45" text:anchor-type="paragraph" svg:x="5.17171in" svg:y="8.8985in" svg:width="1.69653in" svg:height="0.5in" style:rel-width="scale" style:rel-height="scale"><draw:text-box><text:p text:style-name="P113">Name, amount</text:p></draw:text-box><svg:title/><svg:desc/></draw:frame></text:span><text:span text:style-name="T114"><draw:frame draw:z-index="251661312" draw:id="id40" draw:style-name="a40" draw:name="Text Box 2" text:anchor-type="paragraph" svg:x="-0.99722in" svg:y="4.50045in" svg:width="7.86181in" svg:height="5.74028in" style:rel-width="scale" style:rel-height="scale"><draw:text-box><text:p text:style-name="P115"/><text:p text:style-name="P116"><text:span text:style-name="T117">Material List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Number of steps: X</text:span></text:p></draw:text-box><svg:title/><svg:desc/></draw:frame></text:span></text:p>
      <text:soft-page-break/>
      <text:p text:style-name="P124"><text:span text:style-name="T125"><draw:frame draw:z-index="251663360" draw:id="id41" draw:style-name="a41" draw:name="Text Box 2" text:anchor-type="paragraph" svg:x="-0.99672in" svg:y="-0.85158in" svg:width="7.86181in" svg:height="5.56806in" style:rel-width="scale" style:rel-height="scale"><draw:text-box><text:p text:style-name="P126"/><text:p text:style-name="P127"/><text:p text:style-name="P128"/><text:p text:style-name="P129"/><text:p text:style-name="P130"/><text:p text:style-name="P131"/><text:p text:style-name="P132"/><text:p text:style-name="P133">Material List (Continuation)</text:p></draw:text-box><svg:title/><svg:desc/></draw:frame></text:span></text:p>
      <text:p text:style-name="Normal"><text:span text:style-name="T134"><draw:frame draw:z-index="251731968" draw:id="id42" draw:style-name="a42" draw:name="Text Box 48" text:anchor-type="paragraph" svg:x="-0.69288in" svg:y="4.75552in" svg:width="0.70903in" svg:height="0.37153in" style:rel-width="scale" style:rel-height="scale"><draw:text-box><text:p text:style-name="P135">1</text:p></draw:text-box><svg:title/><svg:desc/></draw:frame></text:span><text:span text:style-name="T136"><draw:custom-shape svg:x="-0.80903in" svg:y="4.62712in" svg:width="0.95278in" svg:height="0.63889in" draw:z-index="251730944" draw:id="id43" draw:style-name="a43" draw:name="Rounded Rectangle 4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7"><draw:frame draw:z-index="251664384" draw:id="id44" draw:style-name="a44" draw:name="Text Box 2" text:anchor-type="paragraph" svg:x="-0.98623in" svg:y="4.49375in" svg:width="7.86181in" svg:height="5.74028in" style:rel-width="scale" style:rel-height="scale"><draw:text-box><text:p text:style-name="P138"/></draw:text-box><svg:title/><svg:desc/></draw:frame></text:span></text:p>
      <text:soft-page-break/>
      <text:p text:style-name="P139"><text:span text:style-name="T140"><draw:frame draw:z-index="251741184" draw:id="id45" draw:style-name="a45" draw:name="Text Box 58" text:anchor-type="paragraph" svg:x="-0.69653in" svg:y="5.13819in" svg:width="0.70903in" svg:height="0.37153in" style:rel-width="scale" style:rel-height="scale"><draw:text-box><text:p text:style-name="P141">3</text:p></draw:text-box><svg:title/><svg:desc/></draw:frame></text:span><text:span text:style-name="T142"><draw:custom-shape svg:x="-0.81319in" svg:y="4.98716in" svg:width="0.95278in" svg:height="0.63889in" draw:z-index="251740160" draw:id="id46" draw:style-name="a46" draw:name="Rounded Rectangle 5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3"><draw:custom-shape svg:x="-0.80556in" svg:y="-0.70208in" svg:width="0.95278in" svg:height="0.63889in" draw:z-index="251737088" draw:id="id47" draw:style-name="a47" draw:name="Rounded Rectangle 5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4"><draw:frame draw:z-index="251738112" draw:id="id48" draw:style-name="a48" draw:name="Text Box 55" text:anchor-type="paragraph" svg:x="-0.68889in" svg:y="-0.57431in" svg:width="0.70903in" svg:height="0.37153in" style:rel-width="scale" style:rel-height="scale"><draw:text-box><text:p text:style-name="P145">2</text:p></draw:text-box><svg:title/><svg:desc/></draw:frame></text:span><text:span text:style-name="T146"><draw:frame draw:z-index="251735040" draw:id="id49" draw:style-name="a49" draw:name="Text Box 2" text:anchor-type="paragraph" svg:x="-0.95903in" svg:y="4.83889in" svg:width="7.86181in" svg:height="5.74028in" style:rel-width="scale" style:rel-height="scale"><draw:text-box><text:p text:style-name="P147"/></draw:text-box><svg:title/><svg:desc/></draw:frame></text:span><text:span text:style-name="T148"><draw:frame draw:z-index="251734016" draw:id="id50" draw:style-name="a50" draw:name="Text Box 2" text:anchor-type="paragraph" svg:x="-0.9694in" svg:y="-0.85914in" svg:width="7.86181in" svg:height="5.56806in" style:rel-width="scale" style:rel-height="scale"><draw:text-box><text:p text:style-name="P149"/><text:p text:style-name="P150"/><text:p text:style-name="P151"/><text:p text:style-name="P152"/><text:p text:style-name="P153"/><text:p text:style-name="P154"/><text:p text:style-name="P155"/><text:p text:style-name="P156"/></draw:text-box><svg:title/><svg:desc/></draw:frame></text:span></text:p>
      <text:soft-page-break/>
      <text:p text:style-name="P157"><text:span text:style-name="T158"><draw:custom-shape svg:x="-0.80903in" svg:y="-0.69722in" svg:width="0.95278in" svg:height="0.63889in" draw:z-index="251744256" draw:id="id51" draw:style-name="a51" draw:name="Rounded Rectangle 60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9"><draw:frame draw:z-index="251745280" draw:id="id52" draw:style-name="a52" draw:name="Text Box 61" text:anchor-type="paragraph" svg:x="-0.69306in" svg:y="-0.54583in" svg:width="0.70903in" svg:height="0.37153in" style:rel-width="scale" style:rel-height="scale"><draw:text-box><text:p text:style-name="P160">4</text:p></draw:text-box><svg:title/><svg:desc/></draw:frame></text:span><text:span text:style-name="T161"><draw:frame draw:z-index="251742208" draw:id="id53" draw:style-name="a53" draw:name="Text Box 59" text:anchor-type="paragraph" svg:x="-0.96032in" svg:y="-0.83287in" svg:width="7.87153in" svg:height="11.42917in" style:rel-width="scale" style:rel-height="scale"><draw:text-box><text:p text:style-name="Normal"/></draw:text-box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vet</meta:initial-creator>
    <dc:creator>Havet</dc:creator>
    <meta:creation-date>2014-10-15T14:39:00Z</meta:creation-date>
    <dc:date>2014-10-15T14:39:00Z</dc:date>
    <meta:template xlink:href="Normal" xlink:type="simple"/>
    <meta:editing-cycles>2</meta:editing-cycles>
    <meta:editing-duration>PT0S</meta:editing-duration>
    <meta:document-statistic meta:page-count="4" meta:paragraph-count="1" meta:word-count="9" meta:character-count="60" meta:row-count="1" meta:non-whitespace-character-count="52"/>
  </office:meta>
</office:document-meta>
</file>